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Stops</text:p>
          </table:table-cell>
          <table:table-cell table:number-columns-repeated="11"/>
        </table:table-row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CONCATENATE(&quot;Przystanek &quot;;[.A3])" office:value-type="string" office:string-value="Przystanek 1">
            <text:p>Przystanek 1</text:p>
          </table:table-cell>
          <table:table-cell table:formula="of:=[.A3]*10" office:value-type="float" office:value="10">
            <text:p>10</text:p>
          </table:table-cell>
          <table:table-cell table:formula="of:=210-[.A3]*10" office:value-type="float" office:value="200">
            <text:p>20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CONCATENATE(&quot;Przystanek &quot;;[.A4])" office:value-type="string" office:string-value="Przystanek 2">
            <text:p>Przystanek 2</text:p>
          </table:table-cell>
          <table:table-cell table:formula="of:=[.A4]*10" office:value-type="float" office:value="20">
            <text:p>20</text:p>
          </table:table-cell>
          <table:table-cell table:formula="of:=210-[.A4]*10" office:value-type="float" office:value="190">
            <text:p>19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CONCATENATE(&quot;Przystanek &quot;;[.A5])" office:value-type="string" office:string-value="Przystanek 3">
            <text:p>Przystanek 3</text:p>
          </table:table-cell>
          <table:table-cell table:formula="of:=[.A5]*10" office:value-type="float" office:value="30">
            <text:p>30</text:p>
          </table:table-cell>
          <table:table-cell table:formula="of:=210-[.A5]*10" office:value-type="float" office:value="180">
            <text:p>18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CONCATENATE(&quot;Przystanek &quot;;[.A6])" office:value-type="string" office:string-value="Przystanek 4">
            <text:p>Przystanek 4</text:p>
          </table:table-cell>
          <table:table-cell table:formula="of:=[.A6]*10" office:value-type="float" office:value="40">
            <text:p>40</text:p>
          </table:table-cell>
          <table:table-cell table:formula="of:=210-[.A6]*10" office:value-type="float" office:value="170">
            <text:p>17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CONCATENATE(&quot;Przystanek &quot;;[.A7])" office:value-type="string" office:string-value="Przystanek 5">
            <text:p>Przystanek 5</text:p>
          </table:table-cell>
          <table:table-cell table:formula="of:=[.A7]*10" office:value-type="float" office:value="50">
            <text:p>50</text:p>
          </table:table-cell>
          <table:table-cell table:formula="of:=210-[.A7]*10" office:value-type="float" office:value="160">
            <text:p>16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CONCATENATE(&quot;Przystanek &quot;;[.A8])" office:value-type="string" office:string-value="Przystanek 6">
            <text:p>Przystanek 6</text:p>
          </table:table-cell>
          <table:table-cell table:formula="of:=[.A8]*10" office:value-type="float" office:value="60">
            <text:p>60</text:p>
          </table:table-cell>
          <table:table-cell table:formula="of:=210-[.A8]*10" office:value-type="float" office:value="150">
            <text:p>15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CONCATENATE(&quot;Przystanek &quot;;[.A9])" office:value-type="string" office:string-value="Przystanek 7">
            <text:p>Przystanek 7</text:p>
          </table:table-cell>
          <table:table-cell table:formula="of:=[.A9]*10" office:value-type="float" office:value="70">
            <text:p>70</text:p>
          </table:table-cell>
          <table:table-cell table:formula="of:=210-[.A9]*10" office:value-type="float" office:value="140">
            <text:p>140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CONCATENATE(&quot;Przystanek &quot;;[.A10])" office:value-type="string" office:string-value="Przystanek 8">
            <text:p>Przystanek 8</text:p>
          </table:table-cell>
          <table:table-cell table:formula="of:=[.A10]*10" office:value-type="float" office:value="80">
            <text:p>80</text:p>
          </table:table-cell>
          <table:table-cell table:formula="of:=210-[.A10]*10" office:value-type="float" office:value="130">
            <text:p>130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CONCATENATE(&quot;Przystanek &quot;;[.A11])" office:value-type="string" office:string-value="Przystanek 9">
            <text:p>Przystanek 9</text:p>
          </table:table-cell>
          <table:table-cell table:formula="of:=[.A11]*10" office:value-type="float" office:value="90">
            <text:p>90</text:p>
          </table:table-cell>
          <table:table-cell table:formula="of:=210-[.A11]*10" office:value-type="float" office:value="120">
            <text:p>12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CONCATENATE(&quot;Przystanek &quot;;[.A12])" office:value-type="string" office:string-value="Przystanek 10">
            <text:p>Przystanek 10</text:p>
          </table:table-cell>
          <table:table-cell table:formula="of:=[.A12]*10" office:value-type="float" office:value="100">
            <text:p>100</text:p>
          </table:table-cell>
          <table:table-cell table:formula="of:=210-[.A12]*10" office:value-type="float" office:value="110">
            <text:p>110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formula="of:=CONCATENATE(&quot;Przystanek &quot;;[.A13])" office:value-type="string" office:string-value="Przystanek 11">
            <text:p>Przystanek 11</text:p>
          </table:table-cell>
          <table:table-cell table:formula="of:=[.A13]*10" office:value-type="float" office:value="110">
            <text:p>110</text:p>
          </table:table-cell>
          <table:table-cell table:formula="of:=210-[.A13]*1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formula="of:=CONCATENATE(&quot;Przystanek &quot;;[.A14])" office:value-type="string" office:string-value="Przystanek 12">
            <text:p>Przystanek 12</text:p>
          </table:table-cell>
          <table:table-cell table:formula="of:=[.A14]*10" office:value-type="float" office:value="120">
            <text:p>120</text:p>
          </table:table-cell>
          <table:table-cell table:formula="of:=210-[.A14]*10" office:value-type="float" office:value="90">
            <text:p>90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formula="of:=CONCATENATE(&quot;Przystanek &quot;;[.A15])" office:value-type="string" office:string-value="Przystanek 13">
            <text:p>Przystanek 13</text:p>
          </table:table-cell>
          <table:table-cell table:formula="of:=[.A15]*10" office:value-type="float" office:value="130">
            <text:p>130</text:p>
          </table:table-cell>
          <table:table-cell table:formula="of:=210-[.A15]*10"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formula="of:=CONCATENATE(&quot;Przystanek &quot;;[.A16])" office:value-type="string" office:string-value="Przystanek 14">
            <text:p>Przystanek 14</text:p>
          </table:table-cell>
          <table:table-cell table:formula="of:=[.A16]*10" office:value-type="float" office:value="140">
            <text:p>140</text:p>
          </table:table-cell>
          <table:table-cell table:formula="of:=210-[.A16]*10"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formula="of:=CONCATENATE(&quot;Przystanek &quot;;[.A17])" office:value-type="string" office:string-value="Przystanek 15">
            <text:p>Przystanek 15</text:p>
          </table:table-cell>
          <table:table-cell table:formula="of:=[.A17]*10" office:value-type="float" office:value="150">
            <text:p>150</text:p>
          </table:table-cell>
          <table:table-cell table:formula="of:=210-[.A17]*10"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formula="of:=CONCATENATE(&quot;Przystanek &quot;;[.A18])" office:value-type="string" office:string-value="Przystanek 16">
            <text:p>Przystanek 16</text:p>
          </table:table-cell>
          <table:table-cell table:formula="of:=[.A18]*10" office:value-type="float" office:value="160">
            <text:p>160</text:p>
          </table:table-cell>
          <table:table-cell table:formula="of:=210-[.A18]*10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formula="of:=CONCATENATE(&quot;Przystanek &quot;;[.A19])" office:value-type="string" office:string-value="Przystanek 17">
            <text:p>Przystanek 17</text:p>
          </table:table-cell>
          <table:table-cell table:formula="of:=[.A19]*10" office:value-type="float" office:value="170">
            <text:p>170</text:p>
          </table:table-cell>
          <table:table-cell table:formula="of:=210-[.A19]*10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CONCATENATE(&quot;Przystanek &quot;;[.A20])" office:value-type="string" office:string-value="Przystanek 18">
            <text:p>Przystanek 18</text:p>
          </table:table-cell>
          <table:table-cell table:formula="of:=[.A20]*10" office:value-type="float" office:value="180">
            <text:p>180</text:p>
          </table:table-cell>
          <table:table-cell table:formula="of:=210-[.A20]*10"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formula="of:=CONCATENATE(&quot;Przystanek &quot;;[.A21])" office:value-type="string" office:string-value="Przystanek 19">
            <text:p>Przystanek 19</text:p>
          </table:table-cell>
          <table:table-cell table:formula="of:=[.A21]*10" office:value-type="float" office:value="190">
            <text:p>190</text:p>
          </table:table-cell>
          <table:table-cell table:formula="of:=210-[.A21]*10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formula="of:=CONCATENATE(&quot;Przystanek &quot;;[.A22])" office:value-type="string" office:string-value="Przystanek 20">
            <text:p>Przystanek 20</text:p>
          </table:table-cell>
          <table:table-cell table:formula="of:=[.A22]*10" office:value-type="float" office:value="200">
            <text:p>200</text:p>
          </table:table-cell>
          <table:table-cell table:formula="of:=210-[.A22]*10"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Lines</text:p>
          </table:table-cell>
          <table:table-cell table:number-columns-repeated="11"/>
        </table:table-row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op ids.....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f:=CONCATENATE(&quot;L &quot;;[.A25])" office:value-type="string" office:string-value="L 1">
            <text:p>L 1</text:p>
          </table:table-cell>
          <table:table-cell office:value-type="float" office:value="1">
            <text:p>1</text:p>
          </table:table-cell>
          <table:table-cell table:formula="of:=[.C25]+2" office:value-type="float" office:value="3">
            <text:p>3</text:p>
          </table:table-cell>
          <table:table-cell table:formula="of:=[.D25]+2" office:value-type="float" office:value="5">
            <text:p>5</text:p>
          </table:table-cell>
          <table:table-cell table:formula="of:=[.E25]+2" office:value-type="float" office:value="7">
            <text:p>7</text:p>
          </table:table-cell>
          <table:table-cell table:formula="of:=[.F25]+2" office:value-type="float" office:value="9">
            <text:p>9</text:p>
          </table:table-cell>
          <table:table-cell table:formula="of:=[.G25]+2" office:value-type="float" office:value="11">
            <text:p>11</text:p>
          </table:table-cell>
          <table:table-cell table:formula="of:=[.H25]+2" office:value-type="float" office:value="13">
            <text:p>13</text:p>
          </table:table-cell>
          <table:table-cell table:formula="of:=[.I25]+2" office:value-type="float" office:value="15">
            <text:p>15</text:p>
          </table:table-cell>
          <table:table-cell table:formula="of:=[.J25]+2" office:value-type="float" office:value="17">
            <text:p>17</text:p>
          </table:table-cell>
          <table:table-cell table:formula="of:=[.K25]+2"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NCATENATE(&quot;L &quot;;[.A26])" office:value-type="string" office:string-value="L 2">
            <text:p>L 2</text:p>
          </table:table-cell>
          <table:table-cell office:value-type="float" office:value="2">
            <text:p>2</text:p>
          </table:table-cell>
          <table:table-cell table:formula="of:=[.C26]+2" office:value-type="float" office:value="4">
            <text:p>4</text:p>
          </table:table-cell>
          <table:table-cell table:formula="of:=[.D26]+2" office:value-type="float" office:value="6">
            <text:p>6</text:p>
          </table:table-cell>
          <table:table-cell table:formula="of:=[.E26]+2" office:value-type="float" office:value="8">
            <text:p>8</text:p>
          </table:table-cell>
          <table:table-cell table:formula="of:=[.F26]+2" office:value-type="float" office:value="10">
            <text:p>10</text:p>
          </table:table-cell>
          <table:table-cell table:formula="of:=[.G26]+2" office:value-type="float" office:value="12">
            <text:p>12</text:p>
          </table:table-cell>
          <table:table-cell table:formula="of:=[.H26]+2" office:value-type="float" office:value="14">
            <text:p>14</text:p>
          </table:table-cell>
          <table:table-cell table:formula="of:=[.I26]+2" office:value-type="float" office:value="16">
            <text:p>16</text:p>
          </table:table-cell>
          <table:table-cell table:formula="of:=[.J26]+2" office:value-type="float" office:value="18">
            <text:p>18</text:p>
          </table:table-cell>
          <table:table-cell table:formula="of:=[.K26]+2"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NCATENATE(&quot;L &quot;;[.A27])" office:value-type="string" office:string-value="L 3">
            <text:p>L 3</text:p>
          </table:table-cell>
          <table:table-cell office:value-type="float" office:value="3">
            <text:p>3</text:p>
          </table:table-cell>
          <table:table-cell table:formula="of:=[.C27]+4" office:value-type="float" office:value="7">
            <text:p>7</text:p>
          </table:table-cell>
          <table:table-cell table:formula="of:=[.D27]+4" office:value-type="float" office:value="11">
            <text:p>11</text:p>
          </table:table-cell>
          <table:table-cell table:formula="of:=[.E27]+4" office:value-type="float" office:value="15">
            <text:p>15</text:p>
          </table:table-cell>
          <table:table-cell table:formula="of:=[.F27]+4" office:value-type="float" office:value="19">
            <text:p>19</text:p>
          </table:table-cell>
          <table:table-cell table:number-columns-repeated="5"/>
        </table:table-row>
      </table:table>
      <table:table table:name="Arkusz2" table:style-name="ta1" table:print="false"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4.01.2017</text:date>, <text:time>01:48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9:24:29.03</meta:creation-date>
    <dc:date>2017-01-04T01:48:56.36</dc:date>
    <meta:editing-duration>PT13H33M44S</meta:editing-duration>
    <meta:editing-cycles>37</meta:editing-cycles>
    <meta:generator>OpenOffice/4.1.1$Win32 OpenOffice.org_project/411m6$Build-9775</meta:generator>
    <meta:document-statistic meta:table-count="3" meta:cell-count="120" meta:object-count="0"/>
  </office:meta>
</office:document-meta>
</file>